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 style:list-style-name="L2">
      <style:paragraph-properties fo:text-align="justify" style:justify-single-word="false"/>
    </style:style>
    <style:style style:name="P8" style:family="paragraph" style:parent-style-name="Standard" style:list-style-name="L3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rsid="00013190" officeooo:paragraph-rsid="00013190"/>
    </style:style>
    <style:style style:name="P10" style:family="paragraph" style:parent-style-name="Standard">
      <style:paragraph-properties fo:text-align="justify" style:justify-single-word="false"/>
      <style:text-properties officeooo:rsid="0004b26d" officeooo:paragraph-rsid="0004b26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1a6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4bcf6"/>
    </style:style>
    <style:style style:name="T5" style:family="text">
      <style:text-properties officeooo:rsid="00061077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t Info NxN :</text:p>
      <text:p text:style-name="P1"/>
      <text:p text:style-name="P2">Travail minimal :</text:p>
      <text:list xml:id="list70857008" text:style-name="L1">
        <text:list-item>
          <text:p text:style-name="P6">Afficher l’échiquier : 9x9 car 8x8 cases + lettres et n° pour les coordonnées</text:p>
        </text:list-item>
      </text:list>
      <text:p text:style-name="P3">→ Création en début de partie <text:s text:c="4"/>→ Affichage pendant la partie</text:p>
      <text:list xml:id="list123721924295417" text:continue-numbering="true" text:style-name="L1">
        <text:list-item>
          <text:p text:style-name="P6">Créer les Pièces → Structure</text:p>
        </text:list-item>
        <text:list-item>
          <text:p text:style-name="P6"/>
        </text:list-item>
        <text:list-item>
          <text:p text:style-name="P6">Interaction avec le(s) joueur(s) : Demander la case puis l’action</text:p>
        </text:list-item>
        <text:list-item>
          <text:p text:style-name="P6">Vérification si la case de départ contient une pièce</text:p>
        </text:list-item>
        <text:list-item>
          <text:p text:style-name="P6">Vérification des coups légaux</text:p>
        </text:list-item>
        <text:list-item>
          <text:p text:style-name="P6">Gérer les actions → Faire bouger les pièces (= les coups)</text:p>
        </text:list-item>
      </text:list>
      <text:p text:style-name="P3"/>
      <text:p text:style-name="P3"/>
      <text:p text:style-name="P2">Bonus :</text:p>
      <text:list xml:id="list1730381530" text:style-name="L2">
        <text:list-item>
          <text:p text:style-name="P7">Énoncer les coups possibles pour la pièce choisie par l’utilisateur</text:p>
        </text:list-item>
        <text:list-item>
          <text:p text:style-name="P7">Calcul des points en fonction de la valeur des pièces mangées (« C’est très très simple » N)</text:p>
        </text:list-item>
      </text:list>
      <text:p text:style-name="P3"/>
      <text:p text:style-name="P3"/>
      <text:p text:style-name="P3">ansi color caracters</text:p>
      <text:p text:style-name="P3"/>
      <text:p text:style-name="P3"/>
      <text:p text:style-name="P2">Questions à poser au prof :</text:p>
      <text:list xml:id="list3304464661" text:style-name="L3">
        <text:list-item>
          <text:p text:style-name="P8">Liste chaînée à la place de tableau 2D pour opti les calculs ?</text:p>
        </text:list-item>
        <text:list-item>
          <text:p text:style-name="P8">Tester si le malloc est bon ? (Dans allocation du plateau)</text:p>
        </text:list-item>
        <text:list-item>
          <text:p text:style-name="P8">Sauvegarde / chargement d’une partie ? (kesako)</text:p>
        </text:list-item>
      </text:list>
      <text:p text:style-name="P3"/>
      <text:p text:style-name="P9"><text:span text:style-name="T1">Rapport </text:span>:</text:p>
      <text:p text:style-name="P9">Explicati<text:span text:style-name="T2">o</text:span>n du code : un texte (ou des schémas) pour avoir une <text:span text:style-name="T3">vision</text:span> d’ensemble du code <text:span text:style-name="T3">haut niveau</text:span>, <text:span text:style-name="T2">permet de comprendre les fonctions qui sont utilisés avant de lire le code</text:span></text:p>
      <text:p text:style-name="P9">peut représenter sous forme arbre de décision</text:p>
      <text:p text:style-name="P9"/>
      <text:p text:style-name="P9"/>
      <text:p text:style-name="P10"><text:span text:style-name="T1">Tâches </text:span>:</text:p>
      <text:p text:style-name="P9">// programme</text:p>
      <text:p text:style-name="P9">// fonction qui ?</text:p>
      <text:p text:style-name="P9">// verification de la possibilite des demandes (fichier c)</text:p>
      <text:p text:style-name="P9">// mouvement vert/horiz</text:p>
      <text:p text:style-name="P9">// mouvement diag</text:p>
      <text:p text:style-name="P9">// mouvement des pieces/prend les pieces si besoin</text:p>
      <text:p text:style-name="P9">// fonction rock</text:p>
      <text:p text:style-name="P9">// situation d'echec</text:p>
      <text:p text:style-name="P9"/>
      <text:p text:style-name="P9">// timer</text:p>
      <text:p text:style-name="P9">// les points des joueur</text:p>
      <text:p text:style-name="P9">// les fonction save (qui permet de revenir en arriere une fois)</text:p>
      <text:p text:style-name="P9"/>
      <text:p text:style-name="P9">// realiser 1000 test pour par exemple si il mets é au lieu de 2 que cela ne fasse pas de la dé</text:p>
      <text:p text:style-name="P9"/>
      <text:p text:style-name="P10">// Rajouter les lettres et numéros (Pour Nico)</text:p>
      <text:p text:style-name="P10">// <text:span text:style-name="T4">Convertir les coordonnées int en coord echiquier →</text:span><text:span text:style-name="T5"> table ASCI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Liberation Serif" style:font-family-complex="'Liberation Serif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meta:creation-date>2025-01-07T18:50:00Z</meta:creation-date>
    <dc:date>2025-01-08T12:37:20.179469242</dc:date>
    <meta:editing-cycles>10</meta:editing-cycles>
    <meta:editing-duration>PT13H11M48S</meta:editing-duration>
    <meta:document-statistic meta:table-count="0" meta:image-count="0" meta:object-count="0" meta:page-count="1" meta:paragraph-count="36" meta:word-count="291" meta:character-count="1550" meta:non-whitespace-character-count="1302"/>
    <meta:template xlink:type="simple" xlink:actuate="onRequest" xlink:title="" xlink:href="Normal.dotm"/>
  </office:meta>
</office:document-meta>
</file>